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ookshelf Symbol 7" svg:font-family="'Bookshelf Symbol 7'" style:font-pitch="variable" style:font-charset="x-symbol"/>
    <style:font-face style:name="Calibri" svg:font-family="Calibri" style:font-family-generic="swiss" style:font-pitch="variable"/>
    <style:font-face style:name="Calibri Light" svg:font-family="'Calibri Light'" style:font-family-generic="swiss" style:font-pitch="variable"/>
    <style:font-face style:name="Carlito" svg:font-family="Carlito" style:font-family-generic="swiss" style:font-pitch="variable"/>
    <style:font-face style:name="Chiller" svg:font-family="Chiller" style:font-family-generic="decorative" style:font-pitch="variable"/>
    <style:font-face style:name="Courier New" svg:font-family="'Courier New'" style:font-family-generic="modern" style:font-pitch="fixed"/>
    <style:font-face style:name="HoloLens MDL2 Assets" svg:font-family="'HoloLens MDL2 Asset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ce style:name="Yu Gothic" svg:font-family="'Yu Gothic'" style:font-family-generic="swiss" style:font-pitch="variable"/>
    <style:font-face style:name="Yu Gothic UI" svg:font-family="'Yu Gothic UI'" style:font-family-generic="swiss" style:font-pitch="variable"/>
    <style:font-face style:name="sans-serif" svg:font-family="sans-serif"/>
  </office:font-face-decls>
  <office:automatic-styles>
    <style:style style:name="P1" style:family="paragraph" style:parent-style-name="Heading_20_1">
      <style:text-properties officeooo:rsid="00239f91" officeooo:paragraph-rsid="00239f91"/>
    </style:style>
    <style:style style:name="P2" style:family="paragraph" style:parent-style-name="Heading_20_1">
      <style:text-properties officeooo:rsid="0032d923" officeooo:paragraph-rsid="0032d923"/>
    </style:style>
    <style:style style:name="P3" style:family="paragraph" style:parent-style-name="Heading_20_2">
      <style:text-properties officeooo:rsid="00277a9f" officeooo:paragraph-rsid="00277a9f"/>
    </style:style>
    <style:style style:name="P4" style:family="paragraph" style:parent-style-name="Heading_20_2">
      <style:text-properties officeooo:paragraph-rsid="002a23ee"/>
    </style:style>
    <style:style style:name="P5" style:family="paragraph" style:parent-style-name="Heading_20_2">
      <style:text-properties officeooo:rsid="002fa6bd" officeooo:paragraph-rsid="002fa6bd"/>
    </style:style>
    <style:style style:name="P6" style:family="paragraph" style:parent-style-name="Heading_20_2">
      <style:text-properties officeooo:rsid="0032d923" officeooo:paragraph-rsid="0032d923"/>
    </style:style>
    <style:style style:name="P7" style:family="paragraph" style:parent-style-name="Heading_20_3">
      <style:text-properties officeooo:rsid="00277a9f" officeooo:paragraph-rsid="00277a9f"/>
    </style:style>
    <style:style style:name="P8" style:family="paragraph" style:parent-style-name="Heading_20_3">
      <style:text-properties officeooo:paragraph-rsid="002a23ee"/>
    </style:style>
    <style:style style:name="P9" style:family="paragraph" style:parent-style-name="Heading_20_3">
      <style:text-properties fo:font-size="12pt" officeooo:paragraph-rsid="002a23ee" style:font-size-asian="12pt" style:font-size-complex="12pt"/>
    </style:style>
    <style:style style:name="P10" style:family="paragraph" style:parent-style-name="Heading_20_3">
      <style:text-properties officeooo:rsid="002a23ee" officeooo:paragraph-rsid="002a23ee"/>
    </style:style>
    <style:style style:name="P11" style:family="paragraph" style:parent-style-name="Heading_20_3">
      <style:text-properties officeooo:rsid="002d45dc" officeooo:paragraph-rsid="002d45dc"/>
    </style:style>
    <style:style style:name="P12" style:family="paragraph" style:parent-style-name="Heading_20_3">
      <style:text-properties officeooo:rsid="002f01ac" officeooo:paragraph-rsid="002f01ac"/>
    </style:style>
    <style:style style:name="P13" style:family="paragraph" style:parent-style-name="Heading_20_3">
      <style:text-properties officeooo:rsid="002fa6bd" officeooo:paragraph-rsid="002fa6bd"/>
    </style:style>
    <style:style style:name="P14" style:family="paragraph" style:parent-style-name="Heading_20_3">
      <style:text-properties officeooo:rsid="00324546" officeooo:paragraph-rsid="00324546"/>
    </style:style>
    <style:style style:name="P15" style:family="paragraph" style:parent-style-name="Standard">
      <style:text-properties style:font-name="Yu Gothic UI" officeooo:rsid="001287fe" officeooo:paragraph-rsid="001287fe"/>
    </style:style>
    <style:style style:name="P16" style:family="paragraph" style:parent-style-name="Standard" style:list-style-name="L1">
      <style:text-properties style:font-name="Yu Gothic UI" officeooo:rsid="001287fe" officeooo:paragraph-rsid="001287fe"/>
    </style:style>
    <style:style style:name="P17" style:family="paragraph" style:parent-style-name="Standard">
      <style:text-properties style:font-name="Yu Gothic UI" officeooo:rsid="0018ec6c" officeooo:paragraph-rsid="0018ec6c"/>
    </style:style>
    <style:style style:name="P18" style:family="paragraph" style:parent-style-name="Standard">
      <style:text-properties style:font-name="Yu Gothic UI" officeooo:rsid="0018ec6c" officeooo:paragraph-rsid="00195728"/>
    </style:style>
    <style:style style:name="P19" style:family="paragraph" style:parent-style-name="Standard" style:list-style-name="L1">
      <style:text-properties style:font-name="Yu Gothic UI" officeooo:rsid="000f3f31" officeooo:paragraph-rsid="000f3f31"/>
    </style:style>
    <style:style style:name="P20" style:family="paragraph" style:parent-style-name="Standard">
      <style:text-properties style:font-name="Yu Gothic UI" officeooo:rsid="000f3f31" officeooo:paragraph-rsid="000f3f31"/>
    </style:style>
    <style:style style:name="P21" style:family="paragraph" style:parent-style-name="Standard" style:list-style-name="L1">
      <style:text-properties style:font-name="Yu Gothic UI" officeooo:rsid="0010928d" officeooo:paragraph-rsid="0010928d"/>
    </style:style>
    <style:style style:name="P22" style:family="paragraph" style:parent-style-name="Standard">
      <style:text-properties style:font-name="Courier New" officeooo:paragraph-rsid="001de93b"/>
    </style:style>
    <style:style style:name="P23" style:family="paragraph" style:parent-style-name="Standard">
      <style:text-properties style:font-name="Courier New" officeooo:rsid="0018ec6c" officeooo:paragraph-rsid="00195728"/>
    </style:style>
    <style:style style:name="P24" style:family="paragraph" style:parent-style-name="Standard">
      <style:text-properties style:font-name="Courier New" officeooo:rsid="0018ec6c" officeooo:paragraph-rsid="00221b06"/>
    </style:style>
    <style:style style:name="P25" style:family="paragraph" style:parent-style-name="Text_20_body">
      <style:text-properties style:font-name="Yu Gothic UI" officeooo:rsid="00239f91" officeooo:paragraph-rsid="00239f91"/>
    </style:style>
    <style:style style:name="P26" style:family="paragraph" style:parent-style-name="Text_20_body">
      <style:text-properties style:font-name="Yu Gothic UI" officeooo:rsid="002a23ee" officeooo:paragraph-rsid="002a23ee"/>
    </style:style>
    <style:style style:name="P27" style:family="paragraph" style:parent-style-name="Text_20_body">
      <style:text-properties style:font-name="Yu Gothic UI" officeooo:rsid="002d45dc" officeooo:paragraph-rsid="002d45dc"/>
    </style:style>
    <style:style style:name="P28" style:family="paragraph" style:parent-style-name="Text_20_body">
      <style:text-properties style:font-name="Yu Gothic UI" officeooo:rsid="002f01ac" officeooo:paragraph-rsid="002f01ac"/>
    </style:style>
    <style:style style:name="P29" style:family="paragraph" style:parent-style-name="Text_20_body">
      <style:text-properties officeooo:paragraph-rsid="002408ef"/>
    </style:style>
    <style:style style:name="P30" style:family="paragraph" style:parent-style-name="Text_20_body">
      <style:text-properties officeooo:rsid="00277a9f" officeooo:paragraph-rsid="00277a9f"/>
    </style:style>
    <style:style style:name="P31" style:family="paragraph" style:parent-style-name="Text_20_body">
      <style:text-properties officeooo:paragraph-rsid="00277a9f"/>
    </style:style>
    <style:style style:name="P32" style:family="paragraph" style:parent-style-name="Text_20_body">
      <style:text-properties officeooo:paragraph-rsid="002b26ed"/>
    </style:style>
    <style:style style:name="P33" style:family="paragraph" style:parent-style-name="Text_20_body">
      <style:text-properties officeooo:rsid="002fa6bd" officeooo:paragraph-rsid="002fa6bd"/>
    </style:style>
    <style:style style:name="P34" style:family="paragraph" style:parent-style-name="Text_20_body" style:list-style-name="L4">
      <style:text-properties officeooo:rsid="002fa6bd" officeooo:paragraph-rsid="002fa6bd"/>
    </style:style>
    <style:style style:name="P35" style:family="paragraph" style:parent-style-name="Text_20_body" style:list-style-name="L4">
      <style:text-properties officeooo:rsid="003043b9" officeooo:paragraph-rsid="003043b9"/>
    </style:style>
    <style:style style:name="P36" style:family="paragraph" style:parent-style-name="Text_20_body">
      <style:text-properties officeooo:rsid="003043b9" officeooo:paragraph-rsid="003043b9"/>
    </style:style>
    <style:style style:name="P37" style:family="paragraph" style:parent-style-name="Text_20_body">
      <style:text-properties officeooo:rsid="00324546" officeooo:paragraph-rsid="00324546"/>
    </style:style>
    <style:style style:name="P38" style:family="paragraph" style:parent-style-name="Text_20_body">
      <style:text-properties officeooo:rsid="0032d923" officeooo:paragraph-rsid="0032d923"/>
    </style:style>
    <style:style style:name="P39" style:family="paragraph" style:parent-style-name="Text_20_body">
      <style:text-properties officeooo:paragraph-rsid="0032d923"/>
    </style:style>
    <style:style style:name="T1" style:family="text">
      <style:text-properties officeooo:rsid="0019c7df"/>
    </style:style>
    <style:style style:name="T2" style:family="text">
      <style:text-properties style:font-name="Yu Gothic UI"/>
    </style:style>
    <style:style style:name="T3" style:family="text">
      <style:text-properties style:font-name="Yu Gothic UI" fo:font-weight="bold" officeooo:rsid="00239f91" style:font-weight-asian="bold" style:font-weight-complex="bold"/>
    </style:style>
    <style:style style:name="T4" style:family="text">
      <style:text-properties style:font-name="Yu Gothic UI" fo:font-weight="normal" style:font-weight-asian="normal" style:font-weight-complex="normal"/>
    </style:style>
    <style:style style:name="T5" style:family="text">
      <style:text-properties style:font-name="Yu Gothic UI" fo:font-weight="normal" officeooo:rsid="00239f91" style:font-weight-asian="normal" style:font-weight-complex="normal"/>
    </style:style>
    <style:style style:name="T6" style:family="text">
      <style:text-properties style:font-name="Yu Gothic UI" fo:font-weight="normal" officeooo:rsid="002408ef" style:font-weight-asian="normal" style:font-weight-complex="normal"/>
    </style:style>
    <style:style style:name="T7" style:family="text">
      <style:text-properties style:font-name="Yu Gothic UI" fo:font-weight="normal" officeooo:rsid="0025af0a" style:font-weight-asian="normal" style:font-weight-complex="normal"/>
    </style:style>
    <style:style style:name="T8" style:family="text">
      <style:text-properties style:font-name="Yu Gothic UI" fo:font-weight="normal" officeooo:rsid="00277a9f" style:font-weight-asian="normal" style:font-weight-complex="normal"/>
    </style:style>
    <style:style style:name="T9" style:family="text">
      <style:text-properties style:font-name="Yu Gothic UI" fo:font-weight="normal" officeooo:rsid="002a23ee" style:font-weight-asian="normal" style:font-weight-complex="normal"/>
    </style:style>
    <style:style style:name="T10" style:family="text">
      <style:text-properties style:font-name="Yu Gothic UI" fo:font-weight="normal" officeooo:rsid="002b26ed" style:font-weight-asian="normal" style:font-weight-complex="normal"/>
    </style:style>
    <style:style style:name="T11" style:family="text">
      <style:text-properties style:font-name="Yu Gothic UI" fo:font-weight="normal" officeooo:rsid="002c15f0" style:font-weight-asian="normal" style:font-weight-complex="normal"/>
    </style:style>
    <style:style style:name="T12" style:family="text">
      <style:text-properties style:font-name="Yu Gothic UI" officeooo:rsid="00296fa7"/>
    </style:style>
    <style:style style:name="T13" style:family="text">
      <style:text-properties style:font-name="Yu Gothic UI" officeooo:rsid="002b26ed"/>
    </style:style>
    <style:style style:name="T14" style:family="text">
      <style:text-properties style:font-name="Yu Gothic UI" officeooo:rsid="002f01ac"/>
    </style:style>
    <style:style style:name="T15" style:family="text">
      <style:text-properties officeooo:rsid="00239f91"/>
    </style:style>
    <style:style style:name="T16" style:family="text">
      <style:text-properties officeooo:rsid="002a23ee"/>
    </style:style>
    <style:style style:name="T17" style:family="text">
      <style:text-properties officeooo:rsid="002d45dc"/>
    </style:style>
    <style:style style:name="T18" style:family="text">
      <style:text-properties officeooo:rsid="003043b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lazione relativa al Progetto di Laboratorio di Sistemi Operativi</text:p>
      <text:p text:style-name="Subtitle">Nicola Palomba, mat. 597286, a.a. 2020/21</text:p>
      <text:p text:style-name="P15"/>
      <text:h text:style-name="Heading_20_1" text:outline-level="1">Compilazione ed esecuzione</text:h>
      <text:p text:style-name="P17"/>
      <text:p text:style-name="P17">Per compilare: </text:p>
      <text:p text:style-name="P22">javac -cp ".\lib\json-java.jar;.\lib\gson-2.8.9.jar;" *.java</text:p>
      <text:p text:style-name="P17"/>
      <text:p text:style-name="P18">Per eseguire il server: </text:p>
      <text:p text:style-name="P23">java -cp ".\lib\json-java.jar;.\lib\gson-2.8.9.jar;" WinsomeServerMain serverconfig.txt</text:p>
      <text:p text:style-name="P18"/>
      <text:p text:style-name="P18">Per eseguire il <text:span text:style-name="T1">client</text:span>: </text:p>
      <text:p text:style-name="P24">java -cp ".\lib\json-java.jar;.\lib\gson-2.8.9.jar;" Winsome<text:span text:style-name="T15">Client</text:span>Main <text:span text:style-name="T15">client</text:span>config.txt</text:p>
      <text:h text:style-name="P1" text:outline-level="1">Architettura generale</text:h>
      <text:p text:style-name="P25">Il progetto si compone di due entità principali, il client e il server. I due comunicano con un protocollo richiesta-risposta inviandosi delle stringhe in formato JSON, contenenti i parametri delle richieste o i dati delle risposte (o informazioni riguardo eventuali errori nel caso la richiesta non fosse stata portata a termine).</text:p>
      <text:h text:style-name="P4" text:outline-level="2"><text:span text:style-name="T16">Client</text:span></text:h>
      <text:h text:style-name="P8" text:outline-level="3"><text:span text:style-name="T3">WinsomeClientMain</text:span><text:span text:style-name="T5"> </text:span></text:h>
      <text:h text:style-name="P9" text:outline-level="3"><text:span text:style-name="T9">WinsomeClientMain </text:span><text:span text:style-name="T5">è la classe contenente il main per il client. Il corrispondente eseguibile accetta come parametro </text:span><text:span text:style-name="T4">il nome del file di configurazione.</text:span><text:span text:style-name="T5"> Il programma permette all’utente di inserire le richiese da linea di comando e di visualizzare il loro risultato sul terminale. Il client attua un processo di validazione preliminare dell’input dell’utente prima di inviare le richieste al server, così da evitare di sovraccaricarlo e da rendere il codice del server più pulito. </text:span></text:h>
      <text:p text:style-name="P29"><text:span text:style-name="T5">Eventuali errori dipendenti dall’input dell’utente, ma che il client non è in grado di rilevare per mancanza di informazioni (come ad esempio il tentativo di seguire un utente che già si segue), sono rilevati dal server e segnalati al client nella risposta JSON.</text:span></text:p>
      <text:p text:style-name="P29"><text:span text:style-name="T5">WinsomeClientMain implementa l’interfaccia IRemoteClient, che gli permette di essere notificato dell’aggiunta o della rimozione di un follower tramite RMI callback dal server. </text:span><text:soft-page-break/><text:span text:style-name="T5">Sempre parlando di RMI, WinsomeClientMain reperisce lo stub del server e lo usa per implementare il processo di registrazione (metodo signup).</text:span></text:p>
      <text:h text:style-name="P10" text:outline-level="3">RewardNotifier</text:h>
      <text:p text:style-name="P26">Dal momento che il client è costantemente in ascolto dell’input dell’utente, la notifica di avvenuto calcolo delle ricompense da parte del server viene implementata in un thread separato, RewardNotifier. </text:p>
      <text:p text:style-name="P26">Esso si occupa di connettersi al gruppo multicast specificato dal client (che ottiene i parametri nella risposta alla richiesta di login dell’utente) e di stare in ascolto per eventuali notifiche da parte del server. Alla ricezione di un pacchetto, RewardNotifier stampa a schermo un messaggio di notifica.</text:p>
      <text:h text:style-name="P3" text:outline-level="2">Server</text:h>
      <text:h text:style-name="Heading_20_3" text:outline-level="3">WinsomeServerMain</text:h>
      <text:p text:style-name="P32"><text:span text:style-name="T5">WinsomeServerMain è la classe contenente il main per il server. Il corrispondente eseguibile accetta come parametro </text:span><text:span text:style-name="T6">il nome del file di configurazione. Il programma si occupa di tenere traccia delle operazioni effettuate dagli utenti e dei dati da loro immessi tramite apposite strutture dati. </text:span></text:p>
      <text:p text:style-name="P31"><text:span text:style-name="T2">I</text:span><text:span text:style-name="T14">l</text:span><text:span text:style-name="T13"> thread si</text:span><text:span text:style-name="T2"> occupa di accettare le richieste di connessione da parte dei client, di ottenere i loro input e di inviare loro eventuali risposte. In caso di errore di comunicazione, è anche in grado di chiudere le connessioni per evitare ulteriori problemi </text:span><text:span text:style-name="T12">lato server</text:span><text:span text:style-name="T2">.</text:span></text:p>
      <text:p text:style-name="P31"><text:span text:style-name="T6">Una volta ricevuta una richiesta da un client, essa viene inoltrata (insieme alla SelectionKey che identifica il client) a un WinsomeWorker, un oggetto che implementa Runnable e che è volto alla risoluzione di una singola richiesta. Il WinsomeWorker così creato viene inviato a un ThreadPool, che lo esegue secondo i parametri specificati al momento della sua creazione (e specificati nel file di configurazione).</text:span></text:p>
      <text:p text:style-name="P31"><text:span text:style-name="T6">Una volta che il WinsomeWorker ha risolto la richiesta, possono esserci tre tipi di esito: invio di un errore, invio di un acknowledgement nel caso di richieste che </text:span><text:span text:style-name="T7">comportano solo la restituzione di un codice di errore (per esempio login o follow), invio di una stringa strutturata in formato JSON che rappresenta i dati richiesti dal client. Nei primi due casi ci si avvale della classe ComUtility, che crea e allega una stringa JSON di risposta alla SelectionKey del client, mentre nell’ultimo caso la stringa viene allegata dal worker.</text:span></text:p>
      <text:p text:style-name="P31"><text:span text:style-name="T7">WinsomeServerMain, quando rileva che un client è disponibile alla scrittura e che per tale client esiste un allegato da inviare (quindi la sua richiesta è stata risolta), procede all’invio dell’allegato usando ancora ComUtility.</text:span></text:p>
      <text:h text:style-name="P7" text:outline-level="3"><text:soft-page-break/>WinsomeWorker</text:h>
      <text:p text:style-name="P31"><text:span text:style-name="T8">I WinsomeWorker sono i thread che si occupano di gestire una singola richiesta, che viene specificata al momento della loro creazione assieme alla SelectionKey che identifica il client a cui deve essere inviata la risposta.</text:span></text:p>
      <text:p text:style-name="P30"><text:span text:style-name="T4">Al momento della creazione di un worker, viene anche passato il server che li gestisce: in questo contesto esso agisce come mero contenitore dei dati necessari ai worker per risolvere le richieste. </text:span><text:span text:style-name="T10">Essi si occupano di gestire il problema di sincronizzare più operazioni atomicamente thread safe (ma non nel loro insieme) tramite l’utilizzo di monitor </text:span><text:span text:style-name="T11">(si veda la sezione sincronizzazione).</text:span></text:p>
      <text:p text:style-name="P30"><text:span text:style-name="T4">A ogni possibile richiesta del client corrisponde un codice di operazione, allegato nella stringa JSON che la rappresenta, che permette al worker di distinguere il metodo corretto da applicare per fornire la risposta al client.</text:span></text:p>
      <text:h text:style-name="P11" text:outline-level="3">ServerPersistence</text:h>
      <text:p text:style-name="P27">ServerPersistence si occupa di caricare lo stato precedente del server al momento della sua esecuzione e di salvarlo periodicamente.</text:p>
      <text:p text:style-name="P27">A intervalli di millisecondi specificati nel file di configurazione del server, il thread ottiene tutti i dati utili conservati nel server, li serializza in formato JSON e li salva su un file il cui percorso viene specificato al momento della creazione del thread. Al momento della creazione del server, esegue il processo contrario, deserializzando gli oggetti dal file (se esiste) e impostandoli nel server, che viene passato come parametro del costruttore del thread.</text:p>
      <text:h text:style-name="P12" text:outline-level="3">ServerRewards</text:h>
      <text:p text:style-name="P28">ServerRewards è il thread usato per effettuare il calcolo delle ricompense. L’intervallo di tempo che si aspetta tra un calcolo e l’altro è specificato nel file di configurazione del server.</text:p>
      <text:p text:style-name="P28">Quando il metodo calculateRewards() viene chiamato, si applica la formula specificata nella traccia del progetto per calcolare la ricompensa totale per un certo post. Dato che la formula comprende una componente legata ai commenti e una legata ai voti, al momento dell’aggiunta di una transazione, è possibile specificare l’origine della ricompensa (creazione di un post, upvote di un post o commento di un post). </text:p>
      <text:p text:style-name="P28">La ricompensa totale per un post viene divisa in 2 percentuali: la prima va all’autore del post, la restante viene suddivisa equamente tra i curatori. Se una ricompensa ha valore minore o uguale di 0, la transazione non viene effettuata. In ogni caso, alla fine dell’esecuzione del metodo, si avvisano eventuali client connessi del termine del calcolo, così da incoraggiarli a controllare il loro wallet.</text:p>
      <text:h text:style-name="P5" text:outline-level="2"><text:soft-page-break/>Componenti di utilità</text:h>
      <text:h text:style-name="P13" text:outline-level="3">ComUtility</text:h>
      <text:p text:style-name="P33">La classe ComUtility permette di implementare lo scambio di messaggi tra client e server. </text:p>
      <text:list xml:id="list3461308990" text:style-name="L4">
        <text:list-item>
          <text:p text:style-name="P34">sendSync permette al client di inviare una stringa in formato JSON che rappresenta la sua richiesta</text:p>
        </text:list-item>
        <text:list-item>
          <text:p text:style-name="P34">sendAsync permette al server di inviare <text:span text:style-name="T18">al client (tramite la SelectionKey passata come parametro), l’attachment apposto da un WinsomeWorker incaricato di risolvere la richiesta inviata dal client</text:span></text:p>
        </text:list-item>
        <text:list-item>
          <text:p text:style-name="P35">receive permette sia al client che al server di ricevere dati (stringhe in formato JSON) dal lato opposto della comunicazione</text:p>
        </text:list-item>
        <text:list-item>
          <text:p text:style-name="P35">attachAck e attachErr si occupano, rispettivamente, di allegare alla SelectionKey passata come argomento una stringa JSON di acknowledgement (codice 0, messaggio di errore “OK”) o di allegare una stringa JSON di errore (codice e messaggio specificati come parametri)</text:p>
        </text:list-item>
      </text:list>
      <text:p text:style-name="P36">Le funzioni sendSync e sendAsync (le uniche che effettivamente spediscono dati), oltre a spedire la stringa specificata, inviano anche la sua lunghezza, in modo tale che al momento della ricezione (in receive) sia possibile essere sicuri di aver ottenuto il contenuto completo.</text:p>
      <text:h text:style-name="P14" text:outline-level="3">ClientError</text:h>
      <text:p text:style-name="P37">ClientError è la classe che si occupa di stampare correttamente i messaggi di errore eventualmente ricevuti in risposta a una richiesta. Permette di stampare una frase di successo e / o una tabella di riepilogo dell’operazione se non si sono verificati errori. In caso contrario, procede alla stampa del codice di errore e del messaggio corrispondente.</text:p>
      <text:h text:style-name="P14" text:outline-level="3">TableList</text:h>
      <text:p text:style-name="P37">Componente esterna (di cui non sono l’autore) utilizzata nel progetto per formattare l’output del client in maniera più leggibile sottoforma di tabelle, utile soprattutto quando si mostrano post con tanti commenti o feed con tanti post. La codifica della tabella in unicode (che la rende esteticamente più piacevole) può essere disabilitata dal file di configurazione, se il terminale utilizzato non supporta unicode.</text:p>
      <text:h text:style-name="P2" text:outline-level="1"/>
      <text:p text:style-name="P38"/>
      <text:h text:style-name="P2" text:outline-level="1"><text:soft-page-break/>Tecnologie e scelte adottate</text:h>
      <text:h text:style-name="P6" text:outline-level="2">NIO e ThreadPool</text:h>
      <text:p text:style-name="P39"/>
      <text:p text:style-name="P17"/>
      <text:p text:style-name="P15"/>
      <text:p text:style-name="P20"/>
      <text:list xml:id="list1750034870" text:style-name="L1">
        <text:list-item>
          <text:p text:style-name="P19">Struttura generale del server</text:p>
          <text:list>
            <text:list-item>
              <text:p text:style-name="P19">Thread</text:p>
              <text:list>
                <text:list-item>
                  <text:p text:style-name="P19">Funzionalità</text:p>
                  <text:list>
                    <text:list-item>
                      <text:p text:style-name="P21"><text:span text:style-name="T17">T</text:span>hreadpool e rejection policy</text:p>
                    </text:list-item>
                  </text:list>
                </text:list-item>
                <text:list-item>
                  <text:p text:style-name="P19">Sincronizzazione</text:p>
                </text:list-item>
                <text:list-item>
                  <text:p text:style-name="P19">Strutture dati</text:p>
                </text:list-item>
              </text:list>
            </text:list-item>
            <text:list-item>
              <text:p text:style-name="P19">Connessione</text:p>
              <text:list>
                <text:list-item>
                  <text:p text:style-name="P19">Scelta di Nio</text:p>
                </text:list-item>
                <text:list-item>
                  <text:p text:style-name="P19">Multicast UDP</text:p>
                </text:list-item>
              </text:list>
            </text:list-item>
          </text:list>
        </text:list-item>
        <text:list-item>
          <text:p text:style-name="P19">Common</text:p>
          <text:list>
            <text:list-item>
              <text:p text:style-name="P16">Struttura dei file di configurazione</text:p>
            </text:list-item>
            <text:list-item>
              <text:p text:style-name="P19">Classi di supporto</text:p>
            </text:list-item>
            <text:list-item>
              <text:p text:style-name="P19">Funzionamento RMI</text:p>
            </text:list-item>
            <text:list-item>
              <text:p text:style-name="P19">Gestione errori</text:p>
            </text:list-item>
            <text:list-item>
              <text:p text:style-name="P19">Interpretazione del testo</text:p>
            </text:list-item>
            <text:list-item>
              <text:p text:style-name="P19">Librerie esterne</text:p>
              <text:list>
                <text:list-item>
                  <text:p text:style-name="P16">Gson</text:p>
                </text:list-item>
                <text:list-item>
                  <text:p text:style-name="P16">json-java</text:p>
                </text:list-item>
              </text:list>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ookshelf Symbol 7" svg:font-family="'Bookshelf Symbol 7'" style:font-pitch="variable" style:font-charset="x-symbol"/>
    <style:font-face style:name="Calibri" svg:font-family="Calibri" style:font-family-generic="swiss" style:font-pitch="variable"/>
    <style:font-face style:name="Calibri Light" svg:font-family="'Calibri Light'" style:font-family-generic="swiss" style:font-pitch="variable"/>
    <style:font-face style:name="Carlito" svg:font-family="Carlito" style:font-family-generic="swiss" style:font-pitch="variable"/>
    <style:font-face style:name="Chiller" svg:font-family="Chiller" style:font-family-generic="decorative" style:font-pitch="variable"/>
    <style:font-face style:name="Courier New" svg:font-family="'Courier New'" style:font-family-generic="modern" style:font-pitch="fixed"/>
    <style:font-face style:name="HoloLens MDL2 Assets" svg:font-family="'HoloLens MDL2 Asset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ce style:name="Yu Gothic" svg:font-family="'Yu Gothic'" style:font-family-generic="swiss" style:font-pitch="variable"/>
    <style:font-face style:name="Yu Gothic UI" svg:font-family="'Yu Gothic UI'" style:font-family-generic="swiss"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Yu Gothic UI" fo:font-family="'Yu Gothic UI'" style:font-family-generic="swiss" style:font-pitch="variable" officeooo:rsid="002f01ac"/>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07T16:17:20.399000000</meta:creation-date>
    <meta:generator>LibreOffice/7.2.4.1$Windows_X86_64 LibreOffice_project/27d75539669ac387bb498e35313b970b7fe9c4f9</meta:generator>
    <dc:date>2022-01-08T18:30:10.356000000</dc:date>
    <meta:editing-duration>PT4H49M9S</meta:editing-duration>
    <meta:editing-cycles>37</meta:editing-cycles>
    <meta:document-statistic meta:table-count="0" meta:image-count="0" meta:object-count="0" meta:page-count="5" meta:paragraph-count="69" meta:word-count="1342" meta:character-count="8875" meta:non-whitespace-character-count="7615"/>
  </office:meta>
</office:document-meta>
</file>